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fo:language="es" fo:country="ES" officeooo:rsid="001b3645" officeooo:paragraph-rsid="001c7510"/>
    </style:style>
    <style:style style:name="P2" style:family="paragraph" style:parent-style-name="Standard">
      <style:text-properties style:font-name="arial" fo:language="es" fo:country="ES" officeooo:rsid="001c7510" officeooo:paragraph-rsid="001c7510"/>
    </style:style>
    <style:style style:name="P3" style:family="paragraph" style:parent-style-name="Standard">
      <style:text-properties style:font-name="arial" fo:language="es" fo:country="ES" officeooo:rsid="001c7510" officeooo:paragraph-rsid="001c7510"/>
    </style:style>
    <style:style style:name="P4" style:family="paragraph" style:parent-style-name="Standard">
      <style:text-properties style:font-name="arial" fo:language="es" fo:country="ES" officeooo:rsid="001cc839" officeooo:paragraph-rsid="001cc839"/>
    </style:style>
    <style:style style:name="P5" style:family="paragraph" style:parent-style-name="Standard">
      <style:text-properties style:font-name="arial" fo:language="es" fo:country="ES" officeooo:rsid="001eb2b2" officeooo:paragraph-rsid="001eb2b2"/>
    </style:style>
    <style:style style:name="T1" style:family="text">
      <style:text-properties style:use-window-font-color="true" loext:opacity="0%" style:text-underline-style="solid" style:text-underline-width="auto" style:text-underline-color="font-color"/>
    </style:style>
    <style:style style:name="T2" style:family="text">
      <style:text-properties officeooo:rsid="001c751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roduccion a validacion y verificacion</text:span>: en el contexto de ingenieria de software, (V&amp;V) es el proceso de comprobar que un sistema de software cumple con sus especificaciones, <text:span text:style-name="T2">con el</text:span> proposito previsto <text:span text:style-name="T2">por el usuario, y ademas</text:span> <text:span text:style-name="T2">sirve para descubrir defectos en el sistema.</text:span> </text:p>
      <text:p text:style-name="P1">Tambien es denominado como el control de la calidad del software.</text:p>
      <text:p text:style-name="P2">La calidad atribuida al software se mide por los siguientes atributos, confiabilidad, usabilidad, correccion, facilidad de mantenimiento, reusabiliadad, verificabilidad + claridad, robustez, seguridad, funcionalidad, interoperabilidad, etc.</text:p>
      <text:p text:style-name="P2">Una vez definidos los requerimientos de calidad, debo tener en cuenta que la calidad no se puede inyectar al final, esto depende de las tareas que se dieron durante todo el proceso, y detectar errores de manera temprana, ahorra tiempo, esfuerzo y recursos.</text:p>
      <text:p text:style-name="P2">La validacion y verificacion son procesos que ayudan a mostrar que el software cubre las expectativas para las cuales fue construido.</text:p>
      <text:p text:style-name="P2"><text:span text:style-name="T3">Validacion</text:span> --&gt; estamos haciendo el producto correcto? El software deberia hacer lo que el usuario requiere de el.</text:p>
      <text:p text:style-name="P2"><text:span text:style-name="T3">Verificacion</text:span> --&gt; Estamos haciendo el producto de manera correcta? El software deberia realizar lo que su especificacion indica.</text:p>
      <text:p text:style-name="P2"/>
      <text:p text:style-name="P2">El V&amp;V deberia aplicarse en cada instancia del proceso de desarrollo, no solo el codigo debe analizarse, si no cada subproducto generado.</text:p>
      <text:p text:style-name="P2"/>
      <text:p text:style-name="P2">Se denomina <text:span text:style-name="T4">falla</text:span> cuando hay una diferencia entre los resultados esperados y el obtenido</text:p>
      <text:p text:style-name="P2">Se denomina <text:span text:style-name="T4">defecto</text:span> cuando surge un desperfecto en algun componente del sistema que genera una o varias fallas.</text:p>
      <text:p text:style-name="P2">Se llama <text:span text:style-name="T4">error</text:span> o <text:span text:style-name="T4">bug</text:span> a una equivocacion humana que lleva a uno o mas defectos.</text:p>
      <text:p text:style-name="P2"/>
      <text:p text:style-name="P4">El testing a grandes rasgos, se lleva a cabo mediante un dato de entrada que recibe el programa, y que luego producira un comportamiento, este debe ser contrastado con el comportamiento esperado, si son diferentes significa que el programa fallo, y de lo contrario el programa tuvo exito. </text:p>
      <text:p text:style-name="P4"/>
      <text:p text:style-name="P4">Hay distintos niveles de test:</text:p>
      <text:p text:style-name="P4">- El <text:span text:style-name="T4">test de sistema</text:span> es aquel que comprende todo el sistema, constituye el test de aceptacion</text:p>
      <text:p text:style-name="P4">- El <text:span text:style-name="T4">test de integracion</text:span> esta orientado a verificar que las partes de un sistema funcionen bien tanto en conjunto como aisladas. Se prueba la interaccion y comunicacion entre las partes.</text:p>
      <text:p text:style-name="P4">- El <text:span text:style-name="T4">test de unidad</text:span> se realiza sobre una unidad de codigo pequenia.</text:p>
      <text:p text:style-name="P4"/>
      <text:p text:style-name="P4">Se dice un <text:span text:style-name="T4">programa bajo test</text:span>, aquel al cual deseamos corroborar el funcionamiento.</text:p>
      <text:p text:style-name="P4"><text:span text:style-name="T4">Test Input</text:span> (dato de prueba) es el valor/es asignado a los parametros de entrada con el que el programa bajo test sera ejecutado.</text:p>
      <text:p text:style-name="P5">Test Case (caso de prueba) se le dice a un programa que ejecuta el programa bajo test y checkea si cumple la condicion de aceptacion sobre la salida del programa bajo test.</text:p>
      <text:p text:style-name="P5">Test Suite se le dice a un conjunto de casos de prueba.</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3:48:19.246005837</meta:creation-date>
    <dc:date>2023-12-05T11:37:46.076011513</dc:date>
    <meta:editing-duration>PT3H38M6S</meta:editing-duration>
    <meta:editing-cycles>4</meta:editing-cycles>
    <meta:generator>LibreOffice/7.6.3.1$Linux_X86_64 LibreOffice_project/60$Build-1</meta:generator>
    <meta:document-statistic meta:table-count="0" meta:image-count="0" meta:object-count="0" meta:page-count="1" meta:paragraph-count="20" meta:word-count="446" meta:character-count="2724" meta:non-whitespace-character-count="2298"/>
  </office:meta>
</office:document-meta>
</file>